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paragraph-properties fo:text-align="center" style:justify-single-word="false"/>
      <style:text-properties officeooo:rsid="00190272" officeooo:paragraph-rsid="00190272"/>
    </style:style>
    <style:style style:name="P2" style:family="paragraph" style:parent-style-name="Heading_20_3">
      <style:text-properties officeooo:rsid="00190272" officeooo:paragraph-rsid="00190272"/>
    </style:style>
    <style:style style:name="P3" style:family="paragraph" style:parent-style-name="Text_20_body">
      <style:paragraph-properties fo:text-align="start" style:justify-single-word="false"/>
      <style:text-properties officeooo:rsid="00190272" officeooo:paragraph-rsid="00190272"/>
    </style:style>
    <style:style style:name="P4" style:family="paragraph" style:parent-style-name="Text_20_body">
      <style:text-properties officeooo:rsid="00190272" officeooo:paragraph-rsid="00190272"/>
    </style:style>
    <style:style style:name="P5" style:family="paragraph" style:parent-style-name="Text_20_body">
      <style:text-properties officeooo:rsid="00190dba" officeooo:paragraph-rsid="00190dba"/>
    </style:style>
    <style:style style:name="T1" style:family="text">
      <style:text-properties officeooo:rsid="001ae841"/>
    </style:style>
    <style:style style:name="T2" style:family="text">
      <style:text-properties officeooo:rsid="001c247a"/>
    </style:style>
    <style:style style:name="T3" style:family="text">
      <style:text-properties officeooo:rsid="001dd6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nek</text:h>
      <text:p text:style-name="P3">A classic game of snake. The player controls a snake collecting pieces of food and growing every time it does so. If it collides with its own body, the game is over.</text:p>
      <text:h text:style-name="P2" text:outline-level="3">Visual presentation</text:h>
      <text:p text:style-name="P4">A pastel pink / brown palette is used for the background, whith a darker and more saturated green for the snake, to make it distinguishable for red-green colorblind users. The current and maximum possible score is visible at all times, to give a stronger visual feedback to progression than the snake would have provided alone.</text:p>
      <text:h text:style-name="P2" text:outline-level="3">Mechanics</text:h>
      <text:p text:style-name="P5">The game starts on a menu, to wait for an initial player input and select the difficulty level. <text:span text:style-name="T3">Normal</text:span> mode uses a 6x6 game grid, <text:span text:style-name="T3">Hard</text:span> a 9x8, and Imposssible <text:span text:style-name="T1">an </text:span>11x11. Given that a game of Snake requires at least one side of the grid to be an even number of squares, Imposssible mode isn’t <text:span text:style-name="T2">designed</text:span> to be winnable every game.</text:p>
      <text:p text:style-name="P5">Keyboard input is checked every frame, but the snake only moves every half second. It will then move according to the last registered input. There is no animation between these half seconds, to give a retro feel and reduce development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30T09:08:39.677000000</meta:creation-date>
    <dc:title>Custom</dc:title>
    <meta:editing-cycles>5</meta:editing-cycles>
    <meta:generator>LibreOffice/6.4.4.2$Windows_X86_64 LibreOffice_project/3d775be2011f3886db32dfd395a6a6d1ca2630ff</meta:generator>
    <meta:editing-duration>PT12M19S</meta:editing-duration>
    <dc:date>2020-08-30T09:31:30.399000000</dc:date>
    <meta:document-statistic meta:table-count="0" meta:image-count="0" meta:object-count="0" meta:page-count="1" meta:paragraph-count="7" meta:word-count="194" meta:character-count="1089" meta:non-whitespace-character-count="902"/>
    <meta:template xlink:type="simple" xlink:actuate="onRequest" xlink:title="Custom" xlink:href="file:///C:/Users/Luna/AppData/Roaming/LibreOffice/4/user/template/Custom.ott" meta:date="2020-08-30T09:08:39.057000000"/>
  </office:meta>
</office:document-meta>
</file>